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29.5" calcext:value-type="float">
            <text:p>129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45.5" calcext:value-type="float">
            <text:p>45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20:25:11.2424203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6T20:27:24.997993175</dc:date>
    <meta:editing-duration>PT18H3M18S</meta:editing-duration>
    <meta:editing-cycles>76</meta:editing-cycles>
    <meta:generator>LibreOffice/6.0.7.3$Linux_X86_64 LibreOffice_project/00m0$Build-3</meta:generator>
    <meta:document-statistic meta:table-count="1" meta:cell-count="102" meta:object-count="0"/>
  </office:meta>
</office:document-meta>
</file>